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F000000DF2A01F22D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cm" svg:height="9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3:57:43</meta:creation-date>
    <dc:date>2016-10-19T16:58:06</dc:date>
    <dc:creator>Lu Ding</dc:creator>
    <meta:editing-duration>PT2M3S</meta:editing-duration>
    <meta:editing-cycles>5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8116" number:language="en" number:country="US">
      <number:number number:decimal-places="1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>
        <chart:symbol-image xlink:href="Pictures/2000000D000000DF000000DF2A01F22D.svm" xlink:type="simple" xlink:actuate="onLoad"/>
      </style:chart-properties>
    </style:style>
    <style:style style:name="ch3" style:family="chart" style:data-style-name="N800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8000">
      <style:chart-properties chart:symbol-type="named-symbol" chart:symbol-name="circle" chart:symbol-width="0.15cm" chart:symbol-height="0.15cm" chart:link-data-style-to-source="false" chart:regression-type="linear">
        <chart:symbol-image xlink:href="Pictures/2000000D000000DF000000DF2A01F22D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svg:stroke-width="0.02cm"/>
    </style:style>
    <style:style style:name="ch8" style:family="chart" style:data-style-name="N8116">
      <style:text-properties fo:font-family="'Times New Roman'" style:font-style-name="Normal" style:font-family-generic="roman" fo:font-size="12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9.001cm" xlink:href="." xlink:type="simple" chart:class="chart:scatter" chart:style-name="ch1">
        <chart:plot-area chart:style-name="ch2" chart:data-source-has-labels="both" svg:x="1.407cm" svg:y="0.855cm" svg:width="10.114cm" svg:height="6.829cm">
          <chartooo:coordinate-region svg:x="2.189cm" svg:y="1.052cm" svg:width="9.065cm" svg:height="5.989cm"/>
          <chart:axis chart:dimension="x" chart:name="primary-x" chart:style-name="ch3" chartooo:axis-type="auto">
            <chart:title svg:x="5.199cm" svg:y="7.864cm" chart:style-name="ch4">
              <text:p>complex [sec]</text:p>
            </chart:title>
            <chart:categories table:cell-range-address="local-table.$A$2:.$A$257"/>
          </chart:axis>
          <chart:axis chart:dimension="y" chart:name="primary-y" chart:style-name="ch3">
            <chart:title svg:x="0.451cm" svg:y="5.13cm" chart:style-name="ch5">
              <text:p>real [sec]</text:p>
            </chart:title>
          </chart:axis>
          <chart:series chart:style-name="ch6" chart:values-cell-range-address="local-table.$C$2:.$C$257" chart:label-cell-address="local-table.$C$1" chart:class="chart:scatter">
            <chart:domain table:cell-range-address="local-table.$B$2:.$B$257"/>
            <chart:regression-curve chart:style-name="ch7">
              <chart:equation chart:display-r-square="true" svg:x="2.324cm" svg:y="1.163cm" chart:style-name="ch8"/>
            </chart:regression-curve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mple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">
                <text:p>0.002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999">
                <text:p>0.00299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">
                <text:p>0.004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">
                <text:p>0.004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998">
                <text:p>0.012998</text:p>
              </table:table-cell>
              <table:table-cell office:value-type="float" office:value="0.008998">
                <text:p>0.008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998">
                <text:p>0.011998</text:p>
              </table:table-cell>
              <table:table-cell office:value-type="float" office:value="0.007999">
                <text:p>0.007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997">
                <text:p>0.018997</text:p>
              </table:table-cell>
              <table:table-cell office:value-type="float" office:value="0.011998">
                <text:p>0.011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999">
                <text:p>0.008999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997">
                <text:p>0.020997</text:p>
              </table:table-cell>
              <table:table-cell office:value-type="float" office:value="0.014997">
                <text:p>0.014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7995">
                <text:p>0.027995</text:p>
              </table:table-cell>
              <table:table-cell office:value-type="float" office:value="0.014998">
                <text:p>0.014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9994">
                <text:p>0.039994</text:p>
              </table:table-cell>
              <table:table-cell office:value-type="float" office:value="0.024996">
                <text:p>0.024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6996">
                <text:p>0.026996</text:p>
              </table:table-cell>
              <table:table-cell office:value-type="float" office:value="0.014998">
                <text:p>0.014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1997">
                <text:p>0.021997</text:p>
              </table:table-cell>
              <table:table-cell office:value-type="float" office:value="0.012998">
                <text:p>0.012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5993">
                <text:p>0.045993</text:p>
              </table:table-cell>
              <table:table-cell office:value-type="float" office:value="0.023996">
                <text:p>0.023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7993">
                <text:p>0.047993</text:p>
              </table:table-cell>
              <table:table-cell office:value-type="float" office:value="0.030995">
                <text:p>0.030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7992">
                <text:p>0.047992</text:p>
              </table:table-cell>
              <table:table-cell office:value-type="float" office:value="0.024997">
                <text:p>0.024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5985">
                <text:p>0.095985</text:p>
              </table:table-cell>
              <table:table-cell office:value-type="float" office:value="0.061991">
                <text:p>0.061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991">
                <text:p>0.059991</text:p>
              </table:table-cell>
              <table:table-cell office:value-type="float" office:value="0.031995">
                <text:p>0.031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982">
                <text:p>0.122982</text:p>
              </table:table-cell>
              <table:table-cell office:value-type="float" office:value="0.072989">
                <text:p>0.072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6993">
                <text:p>0.046993</text:p>
              </table:table-cell>
              <table:table-cell office:value-type="float" office:value="0.020997">
                <text:p>0.020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8985">
                <text:p>0.098985</text:p>
              </table:table-cell>
              <table:table-cell office:value-type="float" office:value="0.058991">
                <text:p>0.058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2978">
                <text:p>0.142978</text:p>
              </table:table-cell>
              <table:table-cell office:value-type="float" office:value="0.078988">
                <text:p>0.078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1985">
                <text:p>0.101985</text:p>
              </table:table-cell>
              <table:table-cell office:value-type="float" office:value="0.06499">
                <text:p>0.06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3985">
                <text:p>0.093985</text:p>
              </table:table-cell>
              <table:table-cell office:value-type="float" office:value="0.054992">
                <text:p>0.054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4902">
                <text:p>0.644902</text:p>
              </table:table-cell>
              <table:table-cell office:value-type="float" office:value="0.276958">
                <text:p>0.2769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1967">
                <text:p>0.211967</text:p>
              </table:table-cell>
              <table:table-cell office:value-type="float" office:value="0.114983">
                <text:p>0.1149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976">
                <text:p>0.158976</text:p>
              </table:table-cell>
              <table:table-cell office:value-type="float" office:value="0.097985">
                <text:p>0.097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3976">
                <text:p>0.153976</text:p>
              </table:table-cell>
              <table:table-cell office:value-type="float" office:value="0.075989">
                <text:p>0.075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1865">
                <text:p>0.891865</text:p>
              </table:table-cell>
              <table:table-cell office:value-type="float" office:value="0.387941">
                <text:p>0.387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5975">
                <text:p>0.165975</text:p>
              </table:table-cell>
              <table:table-cell office:value-type="float" office:value="0.093985">
                <text:p>0.0939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3934">
                <text:p>0.433934</text:p>
              </table:table-cell>
              <table:table-cell office:value-type="float" office:value="0.26696">
                <text:p>0.26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9967">
                <text:p>0.219967</text:p>
              </table:table-cell>
              <table:table-cell office:value-type="float" office:value="0.116982">
                <text:p>0.1169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3966">
                <text:p>0.223966</text:p>
              </table:table-cell>
              <table:table-cell office:value-type="float" office:value="0.138979">
                <text:p>0.1389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3936">
                <text:p>0.423936</text:p>
              </table:table-cell>
              <table:table-cell office:value-type="float" office:value="0.230964999999999">
                <text:p>0.230964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13906">
                <text:p>0.613906</text:p>
              </table:table-cell>
              <table:table-cell office:value-type="float" office:value="0.349946999999999">
                <text:p>0.349946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3960000000001">
                <text:p>0.263960000000001</text:p>
              </table:table-cell>
              <table:table-cell office:value-type="float" office:value="0.144978">
                <text:p>0.144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1957">
                <text:p>0.281957</text:p>
              </table:table-cell>
              <table:table-cell office:value-type="float" office:value="0.172974">
                <text:p>0.1729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0956">
                <text:p>0.290956</text:p>
              </table:table-cell>
              <table:table-cell office:value-type="float" office:value="0.161975">
                <text:p>0.161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7920999999999">
                <text:p>0.517920999999999</text:p>
              </table:table-cell>
              <table:table-cell office:value-type="float" office:value="0.298954999999999">
                <text:p>0.2989549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57945999999998">
                <text:p>0.357945999999998</text:p>
              </table:table-cell>
              <table:table-cell office:value-type="float" office:value="0.189971000000002">
                <text:p>0.1899710000000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79851">
                <text:p>0.979851</text:p>
              </table:table-cell>
              <table:table-cell office:value-type="float" office:value="0.553916000000001">
                <text:p>0.553916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7946">
                <text:p>0.357946</text:p>
              </table:table-cell>
              <table:table-cell office:value-type="float" office:value="0.19797">
                <text:p>0.197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88926000000001">
                <text:p>0.488926000000001</text:p>
              </table:table-cell>
              <table:table-cell office:value-type="float" office:value="0.270959">
                <text:p>0.2709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1935000000001">
                <text:p>0.421935000000001</text:p>
              </table:table-cell>
              <table:table-cell office:value-type="float" office:value="0.210967999999999">
                <text:p>0.210967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62884">
                <text:p>0.762884</text:p>
              </table:table-cell>
              <table:table-cell office:value-type="float" office:value="0.433934000000001">
                <text:p>0.433934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1851999999998">
                <text:p>0.971851999999998</text:p>
              </table:table-cell>
              <table:table-cell office:value-type="float" office:value="0.526920000000002">
                <text:p>0.52692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92773">
                <text:p>1.492773</text:p>
              </table:table-cell>
              <table:table-cell office:value-type="float" office:value="0.835872999999999">
                <text:p>0.8358729999999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4924000000001">
                <text:p>0.494924000000001</text:p>
              </table:table-cell>
              <table:table-cell office:value-type="float" office:value="0.267959999999999">
                <text:p>0.26795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67549">
                <text:p>2.967549</text:p>
              </table:table-cell>
              <table:table-cell office:value-type="float" office:value="1.38178999999999">
                <text:p>1.38178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3812">
                <text:p>1.233812</text:p>
              </table:table-cell>
              <table:table-cell office:value-type="float" office:value="0.675897000000003">
                <text:p>0.675897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2907">
                <text:p>0.612907</text:p>
              </table:table-cell>
              <table:table-cell office:value-type="float" office:value="0.375941999999998">
                <text:p>0.37594199999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25904999999999">
                <text:p>0.625904999999999</text:p>
              </table:table-cell>
              <table:table-cell office:value-type="float" office:value="0.222967000000001">
                <text:p>0.222967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688">
                <text:p>0.78688</text:p>
              </table:table-cell>
              <table:table-cell office:value-type="float" office:value="0.444932000000001">
                <text:p>0.444932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8988">
                <text:p>0.78988</text:p>
              </table:table-cell>
              <table:table-cell office:value-type="float" office:value="0.412938">
                <text:p>0.412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5762599999999">
                <text:p>2.45762599999999</text:p>
              </table:table-cell>
              <table:table-cell office:value-type="float" office:value="1.370792">
                <text:p>1.370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4682599999999">
                <text:p>1.14682599999999</text:p>
              </table:table-cell>
              <table:table-cell office:value-type="float" office:value="0.611906000000005">
                <text:p>0.611906000000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1876899999999">
                <text:p>1.51876899999999</text:p>
              </table:table-cell>
              <table:table-cell office:value-type="float" office:value="0.852871">
                <text:p>0.8528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6867999999997">
                <text:p>0.866867999999997</text:p>
              </table:table-cell>
              <table:table-cell office:value-type="float" office:value="0.494925000000002">
                <text:p>0.49492500000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1149599999999">
                <text:p>3.31149599999999</text:p>
              </table:table-cell>
              <table:table-cell office:value-type="float" office:value="1.874715">
                <text:p>1.874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1853000000003">
                <text:p>0.971853000000003</text:p>
              </table:table-cell>
              <table:table-cell office:value-type="float" office:value="0.479926999999996">
                <text:p>0.4799269999999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50202">
                <text:p>5.250202</text:p>
              </table:table-cell>
              <table:table-cell office:value-type="float" office:value="2.52261599999999">
                <text:p>2.522615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55515499999999">
                <text:p>5.55515499999999</text:p>
              </table:table-cell>
              <table:table-cell office:value-type="float" office:value="2.84456799999999">
                <text:p>2.844567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73836">
                <text:p>1.073836</text:p>
              </table:table-cell>
              <table:table-cell office:value-type="float" office:value="0.600909000000001">
                <text:p>0.600909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80745">
                <text:p>1.680745</text:p>
              </table:table-cell>
              <table:table-cell office:value-type="float" office:value="0.889865">
                <text:p>0.8898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52794">
                <text:p>1.352794</text:p>
              </table:table-cell>
              <table:table-cell office:value-type="float" office:value="0.735889">
                <text:p>0.735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89804">
                <text:p>1.289804</text:p>
              </table:table-cell>
              <table:table-cell office:value-type="float" office:value="0.674897999999999">
                <text:p>0.674897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7424399999999">
                <text:p>4.97424399999999</text:p>
              </table:table-cell>
              <table:table-cell office:value-type="float" office:value="2.809573">
                <text:p>2.8095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08756">
                <text:p>1.608756</text:p>
              </table:table-cell>
              <table:table-cell office:value-type="float" office:value="0.655900000000003">
                <text:p>0.6559000000000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9478799999999">
                <text:p>1.39478799999999</text:p>
              </table:table-cell>
              <table:table-cell office:value-type="float" office:value="0.801878000000002">
                <text:p>0.80187800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34823">
                <text:p>7.734823</text:p>
              </table:table-cell>
              <table:table-cell office:value-type="float" office:value="3.93940099999998">
                <text:p>3.93940099999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98708999999999">
                <text:p>5.98708999999999</text:p>
              </table:table-cell>
              <table:table-cell office:value-type="float" office:value="3.36848799999999">
                <text:p>3.368487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9178799999999">
                <text:p>1.39178799999999</text:p>
              </table:table-cell>
              <table:table-cell office:value-type="float" office:value="0.716891000000004">
                <text:p>0.716891000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81607">
                <text:p>2.581607</text:p>
              </table:table-cell>
              <table:table-cell office:value-type="float" office:value="1.42378399999999">
                <text:p>1.42378399999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01361">
                <text:p>4.201361</text:p>
              </table:table-cell>
              <table:table-cell office:value-type="float" office:value="2.35664199999999">
                <text:p>2.356641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13466">
                <text:p>3.513466</text:p>
              </table:table-cell>
              <table:table-cell office:value-type="float" office:value="1.911709">
                <text:p>1.911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76669">
                <text:p>2.176669</text:p>
              </table:table-cell>
              <table:table-cell office:value-type="float" office:value="1.00884599999999">
                <text:p>1.008845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00778299999998">
                <text:p>8.00778299999998</text:p>
              </table:table-cell>
              <table:table-cell office:value-type="float" office:value="4.41732799999999">
                <text:p>4.417327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90606">
                <text:p>2.590606</text:p>
              </table:table-cell>
              <table:table-cell office:value-type="float" office:value="1.17282199999999">
                <text:p>1.172821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87653">
                <text:p>2.287653</text:p>
              </table:table-cell>
              <table:table-cell office:value-type="float" office:value="1.19681799999997">
                <text:p>1.19681799999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70457">
                <text:p>3.570457</text:p>
              </table:table-cell>
              <table:table-cell office:value-type="float" office:value="1.80572599999999">
                <text:p>1.805725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0829900000001">
                <text:p>4.60829900000001</text:p>
              </table:table-cell>
              <table:table-cell office:value-type="float" office:value="2.42263099999999">
                <text:p>2.422630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016086">
                <text:p>6.016086</text:p>
              </table:table-cell>
              <table:table-cell office:value-type="float" office:value="3.11452699999998">
                <text:p>3.114526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01838999999998">
                <text:p>4.01838999999998</text:p>
              </table:table-cell>
              <table:table-cell office:value-type="float" office:value="2.083683">
                <text:p>2.0836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8453199999999">
                <text:p>3.08453199999999</text:p>
              </table:table-cell>
              <table:table-cell office:value-type="float" office:value="1.22581299999998">
                <text:p>1.225812999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4711039999999">
                <text:p>12.4711039999999</text:p>
              </table:table-cell>
              <table:table-cell office:value-type="float" office:value="6.54900500000002">
                <text:p>6.549005000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28601">
                <text:p>2.628601</text:p>
              </table:table-cell>
              <table:table-cell office:value-type="float" office:value="1.34179599999998">
                <text:p>1.341795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3047799999999">
                <text:p>3.43047799999999</text:p>
              </table:table-cell>
              <table:table-cell office:value-type="float" office:value="1.62475299999999">
                <text:p>1.624752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2957000000001">
                <text:p>2.82957000000001</text:p>
              </table:table-cell>
              <table:table-cell office:value-type="float" office:value="1.31979999999998">
                <text:p>1.319799999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978723">
                <text:p>14.978723</text:p>
              </table:table-cell>
              <table:table-cell office:value-type="float" office:value="7.684832">
                <text:p>7.6848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7128899999997">
                <text:p>4.67128899999997</text:p>
              </table:table-cell>
              <table:table-cell office:value-type="float" office:value="2.24965800000001">
                <text:p>2.249658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3045219999999">
                <text:p>16.3045219999999</text:p>
              </table:table-cell>
              <table:table-cell office:value-type="float" office:value="8.26474300000001">
                <text:p>8.264743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71143399999999">
                <text:p>3.71143399999999</text:p>
              </table:table-cell>
              <table:table-cell office:value-type="float" office:value="1.67374599999999">
                <text:p>1.673745999999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5920100000001">
                <text:p>5.25920100000001</text:p>
              </table:table-cell>
              <table:table-cell office:value-type="float" office:value="2.32664699999998">
                <text:p>2.3266469999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59553999999997">
                <text:p>9.59553999999997</text:p>
              </table:table-cell>
              <table:table-cell office:value-type="float" office:value="4.89125700000005">
                <text:p>4.89125700000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1680859999999">
                <text:p>19.1680859999999</text:p>
              </table:table-cell>
              <table:table-cell office:value-type="float" office:value="10.06347">
                <text:p>10.063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2045">
                <text:p>3.62045</text:p>
              </table:table-cell>
              <table:table-cell office:value-type="float" office:value="1.91170900000003">
                <text:p>1.91170900000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.4400449999999">
                <text:p>19.4400449999999</text:p>
              </table:table-cell>
              <table:table-cell office:value-type="float" office:value="9.87549899999999">
                <text:p>9.87549899999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727282">
                <text:p>4.727282</text:p>
              </table:table-cell>
              <table:table-cell office:value-type="float" office:value="2.22466100000002">
                <text:p>2.224661000000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437893">
                <text:p>20.437893</text:p>
              </table:table-cell>
              <table:table-cell office:value-type="float" office:value="8.22174999999998">
                <text:p>8.2217499999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65713999999997">
                <text:p>5.65713999999997</text:p>
              </table:table-cell>
              <table:table-cell office:value-type="float" office:value="1.93570500000004">
                <text:p>1.935705000000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895499999999">
                <text:p>22.6895499999999</text:p>
              </table:table-cell>
              <table:table-cell office:value-type="float" office:value="11.8911919999999">
                <text:p>11.891191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92994600000002">
                <text:p>6.92994600000002</text:p>
              </table:table-cell>
              <table:table-cell office:value-type="float" office:value="3.38448599999998">
                <text:p>3.3844859999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25374599999997">
                <text:p>8.25374599999997</text:p>
              </table:table-cell>
              <table:table-cell office:value-type="float" office:value="4.11137500000001">
                <text:p>4.111375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42771900000002">
                <text:p>8.42771900000002</text:p>
              </table:table-cell>
              <table:table-cell office:value-type="float" office:value="4.226357">
                <text:p>4.2263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2709899999999">
                <text:p>5.92709899999999</text:p>
              </table:table-cell>
              <table:table-cell office:value-type="float" office:value="2.72658599999999">
                <text:p>2.72658599999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323822">
                <text:p>14.323822</text:p>
              </table:table-cell>
              <table:table-cell office:value-type="float" office:value="7.39487600000001">
                <text:p>7.394876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18275599999998">
                <text:p>8.18275599999998</text:p>
              </table:table-cell>
              <table:table-cell office:value-type="float" office:value="3.96439700000001">
                <text:p>3.964397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3714200000004">
                <text:p>5.63714200000004</text:p>
              </table:table-cell>
              <table:table-cell office:value-type="float" office:value="2.39163699999994">
                <text:p>2.39163699999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36672799999996">
                <text:p>8.36672799999996</text:p>
              </table:table-cell>
              <table:table-cell office:value-type="float" office:value="3.620449">
                <text:p>3.6204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1558709999999">
                <text:p>27.1558709999999</text:p>
              </table:table-cell>
              <table:table-cell office:value-type="float" office:value="13.2679829999999">
                <text:p>13.2679829999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.066581">
                <text:p>29.066581</text:p>
              </table:table-cell>
              <table:table-cell office:value-type="float" office:value="11.755213">
                <text:p>11.7552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8643479999999">
                <text:p>10.8643479999999</text:p>
              </table:table-cell>
              <table:table-cell office:value-type="float" office:value="5.48416600000007">
                <text:p>5.484166000000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69682999999997">
                <text:p>7.69682999999997</text:p>
              </table:table-cell>
              <table:table-cell office:value-type="float" office:value="3.56845699999996">
                <text:p>3.568456999999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45401900000001">
                <text:p>6.45401900000001</text:p>
              </table:table-cell>
              <table:table-cell office:value-type="float" office:value="3.86641200000008">
                <text:p>3.866412000000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.7897759999999">
                <text:p>27.7897759999999</text:p>
              </table:table-cell>
              <table:table-cell office:value-type="float" office:value="16.365512">
                <text:p>16.3655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2531379999999">
                <text:p>12.2531379999999</text:p>
              </table:table-cell>
              <table:table-cell office:value-type="float" office:value="3.850414">
                <text:p>3.8504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466649">
                <text:p>15.466649</text:p>
              </table:table-cell>
              <table:table-cell office:value-type="float" office:value="8.17675699999995">
                <text:p>8.176756999999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82781099999999">
                <text:p>7.82781099999999</text:p>
              </table:table-cell>
              <table:table-cell office:value-type="float" office:value="3.79742199999998">
                <text:p>3.7974219999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.393708">
                <text:p>41.393708</text:p>
              </table:table-cell>
              <table:table-cell office:value-type="float" office:value="21.6537079999999">
                <text:p>21.65370799999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575599999996">
                <text:p>8.18575599999996</text:p>
              </table:table-cell>
              <table:table-cell office:value-type="float" office:value="4.05838299999993">
                <text:p>4.058382999999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049167">
                <text:p>12.049167</text:p>
              </table:table-cell>
              <table:table-cell office:value-type="float" office:value="6.06507799999997">
                <text:p>6.06507799999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383446">
                <text:p>23.383446</text:p>
              </table:table-cell>
              <table:table-cell office:value-type="float" office:value="12.376118">
                <text:p>12.376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411266">
                <text:p>11.411266</text:p>
              </table:table-cell>
              <table:table-cell office:value-type="float" office:value="5.46916799999996">
                <text:p>5.469167999999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760212">
                <text:p>11.760212</text:p>
              </table:table-cell>
              <table:table-cell office:value-type="float" office:value="6.05607899999995">
                <text:p>6.056078999999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.6515169999998">
                <text:p>42.6515169999998</text:p>
              </table:table-cell>
              <table:table-cell office:value-type="float" office:value="24.170326">
                <text:p>24.1703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649926">
                <text:p>13.649926</text:p>
              </table:table-cell>
              <table:table-cell office:value-type="float" office:value="7.16191099999991">
                <text:p>7.16191099999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.8283359999998">
                <text:p>43.8283359999998</text:p>
              </table:table-cell>
              <table:table-cell office:value-type="float" office:value="25.381142">
                <text:p>25.3811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.35457800000017">
                <text:p>9.35457800000017</text:p>
              </table:table-cell>
              <table:table-cell office:value-type="float" office:value="4.70028499999989">
                <text:p>4.700284999999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3036099999999">
                <text:p>22.3036099999999</text:p>
              </table:table-cell>
              <table:table-cell office:value-type="float" office:value="11.790207">
                <text:p>11.7902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.8913039999999">
                <text:p>30.8913039999999</text:p>
              </table:table-cell>
              <table:table-cell office:value-type="float" office:value="16.7324559999999">
                <text:p>16.732455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1568479999998">
                <text:p>14.1568479999998</text:p>
              </table:table-cell>
              <table:table-cell office:value-type="float" office:value="6.46501699999998">
                <text:p>6.46501699999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9500319999999">
                <text:p>12.9500319999999</text:p>
              </table:table-cell>
              <table:table-cell office:value-type="float" office:value="6.09607300000016">
                <text:p>6.096073000000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6291680000001">
                <text:p>18.6291680000001</text:p>
              </table:table-cell>
              <table:table-cell office:value-type="float" office:value="9.92549099999996">
                <text:p>9.92549099999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.2686619999999">
                <text:p>48.2686619999999</text:p>
              </table:table-cell>
              <table:table-cell office:value-type="float" office:value="24.7982299999998">
                <text:p>24.79822999999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9305780000001">
                <text:p>15.9305780000001</text:p>
              </table:table-cell>
              <table:table-cell office:value-type="float" office:value="8.10176899999987">
                <text:p>8.101768999999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.5139289999999">
                <text:p>46.5139289999999</text:p>
              </table:table-cell>
              <table:table-cell office:value-type="float" office:value="23.8893679999998">
                <text:p>23.8893679999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.227908">
                <text:p>53.227908</text:p>
              </table:table-cell>
              <table:table-cell office:value-type="float" office:value="31.7551719999999">
                <text:p>31.755171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1443060000001">
                <text:p>11.1443060000001</text:p>
              </table:table-cell>
              <table:table-cell office:value-type="float" office:value="5.50216399999999">
                <text:p>5.502163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2060639999999">
                <text:p>52.2060639999999</text:p>
              </table:table-cell>
              <table:table-cell office:value-type="float" office:value="31.9321449999999">
                <text:p>31.93214499999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2793729999998">
                <text:p>17.2793729999998</text:p>
              </table:table-cell>
              <table:table-cell office:value-type="float" office:value="9.07462000000009">
                <text:p>9.07462000000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186083">
                <text:p>19.186083</text:p>
              </table:table-cell>
              <table:table-cell office:value-type="float" office:value="9.88449700000001">
                <text:p>9.884497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6184740000001">
                <text:p>16.6184740000001</text:p>
              </table:table-cell>
              <table:table-cell office:value-type="float" office:value="8.35272999999983">
                <text:p>8.352729999999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.4204399999998">
                <text:p>23.4204399999998</text:p>
              </table:table-cell>
              <table:table-cell office:value-type="float" office:value="12.705069">
                <text:p>12.7050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6960700000001">
                <text:p>12.6960700000001</text:p>
              </table:table-cell>
              <table:table-cell office:value-type="float" office:value="6.89995099999987">
                <text:p>6.899950999999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.983338">
                <text:p>56.983338</text:p>
              </table:table-cell>
              <table:table-cell office:value-type="float" office:value="36.331476">
                <text:p>36.3314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8241870000001">
                <text:p>44.8241870000001</text:p>
              </table:table-cell>
              <table:table-cell office:value-type="float" office:value="24.5842619999998">
                <text:p>24.5842619999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.422767">
                <text:p>34.422767</text:p>
              </table:table-cell>
              <table:table-cell office:value-type="float" office:value="18.2232289999999">
                <text:p>18.2232289999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5826319999998">
                <text:p>15.5826319999998</text:p>
              </table:table-cell>
              <table:table-cell office:value-type="float" office:value="7.69882900000016">
                <text:p>7.698829000000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.0384969999997">
                <text:p>23.0384969999997</text:p>
              </table:table-cell>
              <table:table-cell office:value-type="float" office:value="12.4971">
                <text:p>12.49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668163">
                <text:p>18.668163</text:p>
              </table:table-cell>
              <table:table-cell office:value-type="float" office:value="10.5303989999999">
                <text:p>10.5303989999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.9330640000002">
                <text:p>71.9330640000002</text:p>
              </table:table-cell>
              <table:table-cell office:value-type="float" office:value="43.3844049999997">
                <text:p>43.38440499999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.1660939999997">
                <text:p>65.1660939999997</text:p>
              </table:table-cell>
              <table:table-cell office:value-type="float" office:value="33.9248430000002">
                <text:p>33.92484300000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722545">
                <text:p>22.722545</text:p>
              </table:table-cell>
              <table:table-cell office:value-type="float" office:value="13.0720129999999">
                <text:p>13.07201299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.1717640000001">
                <text:p>54.1717640000001</text:p>
              </table:table-cell>
              <table:table-cell office:value-type="float" office:value="29.9134530000001">
                <text:p>29.913453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.976689">
                <text:p>80.976689</text:p>
              </table:table-cell>
              <table:table-cell office:value-type="float" office:value="48.4876279999998">
                <text:p>48.48762799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048952">
                <text:p>20.048952</text:p>
              </table:table-cell>
              <table:table-cell office:value-type="float" office:value="10.1744529999996">
                <text:p>10.17445299999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7603869999998">
                <text:p>23.7603869999998</text:p>
              </table:table-cell>
              <table:table-cell office:value-type="float" office:value="11.8172039999999">
                <text:p>11.817203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661890000001">
                <text:p>25.0661890000001</text:p>
              </table:table-cell>
              <table:table-cell office:value-type="float" office:value="12.863045">
                <text:p>12.8630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.6169530000001">
                <text:p>26.6169530000001</text:p>
              </table:table-cell>
              <table:table-cell office:value-type="float" office:value="14.27583">
                <text:p>14.275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.0265229999999">
                <text:p>36.0265229999999</text:p>
              </table:table-cell>
              <table:table-cell office:value-type="float" office:value="19.824986">
                <text:p>19.8249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7.665672">
                <text:p>87.665672</text:p>
              </table:table-cell>
              <table:table-cell office:value-type="float" office:value="65.268078">
                <text:p>65.2680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.1102700000001">
                <text:p>31.1102700000001</text:p>
              </table:table-cell>
              <table:table-cell office:value-type="float" office:value="16.4534989999997">
                <text:p>16.45349899999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.5042750000002">
                <text:p>24.5042750000002</text:p>
              </table:table-cell>
              <table:table-cell office:value-type="float" office:value="12.2221409999997">
                <text:p>12.22214099999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.0843379999996">
                <text:p>24.0843379999996</text:p>
              </table:table-cell>
              <table:table-cell office:value-type="float" office:value="11.51125">
                <text:p>11.51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1.7771289999996">
                <text:p>51.7771289999996</text:p>
              </table:table-cell>
              <table:table-cell office:value-type="float" office:value="28.2887">
                <text:p>28.28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.0710429999999">
                <text:p>72.0710429999999</text:p>
              </table:table-cell>
              <table:table-cell office:value-type="float" office:value="39.2070389999998">
                <text:p>39.2070389999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.0726990000002">
                <text:p>94.0726990000002</text:p>
              </table:table-cell>
              <table:table-cell office:value-type="float" office:value="69.7363989999998">
                <text:p>69.73639899999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133483">
                <text:p>23.133483</text:p>
              </table:table-cell>
              <table:table-cell office:value-type="float" office:value="12.1391549999998">
                <text:p>12.13915499999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.6054669999998">
                <text:p>95.6054669999998</text:p>
              </table:table-cell>
              <table:table-cell office:value-type="float" office:value="59.4749580000002">
                <text:p>59.47495800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.2758539999999">
                <text:p>27.2758539999999</text:p>
              </table:table-cell>
              <table:table-cell office:value-type="float" office:value="14.1078549999997">
                <text:p>14.1078549999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.4823329999999">
                <text:p>96.4823329999999</text:p>
              </table:table-cell>
              <table:table-cell office:value-type="float" office:value="44.4162470000001">
                <text:p>44.416247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.8278589999999">
                <text:p>33.8278589999999</text:p>
              </table:table-cell>
              <table:table-cell office:value-type="float" office:value="17.9002779999996">
                <text:p>17.90027799999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.9907989999996">
                <text:p>99.9907989999996</text:p>
              </table:table-cell>
              <table:table-cell office:value-type="float" office:value="45.6130659999998">
                <text:p>45.6130659999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.1159009999996">
                <text:p>40.1159009999996</text:p>
              </table:table-cell>
              <table:table-cell office:value-type="float" office:value="20.9048230000003">
                <text:p>20.9048230000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.4274620000001">
                <text:p>36.4274620000001</text:p>
              </table:table-cell>
              <table:table-cell office:value-type="float" office:value="18.962117">
                <text:p>18.962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1.3201990000002">
                <text:p>51.3201990000002</text:p>
              </table:table-cell>
              <table:table-cell office:value-type="float" office:value="27.478822">
                <text:p>27.4788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.65758">
                <text:p>35.65758</text:p>
              </table:table-cell>
              <table:table-cell office:value-type="float" office:value="20.9968079999998">
                <text:p>20.99680799999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.6154329999999">
                <text:p>36.6154329999999</text:p>
              </table:table-cell>
              <table:table-cell office:value-type="float" office:value="18.2432269999999">
                <text:p>18.2432269999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0.140255999999">
                <text:p>110.140255999999</text:p>
              </table:table-cell>
              <table:table-cell office:value-type="float" office:value="73.9417590000002">
                <text:p>73.94175900000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5285119999998">
                <text:p>29.5285119999998</text:p>
              </table:table-cell>
              <table:table-cell office:value-type="float" office:value="14.3738139999995">
                <text:p>14.37381399999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2.226939">
                <text:p>112.226939</text:p>
              </table:table-cell>
              <table:table-cell office:value-type="float" office:value="70.7562429999998">
                <text:p>70.75624299999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1.489051">
                <text:p>111.489051</text:p>
              </table:table-cell>
              <table:table-cell office:value-type="float" office:value="57.4062729999996">
                <text:p>57.40627299999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.5382939999999">
                <text:p>37.5382939999999</text:p>
              </table:table-cell>
              <table:table-cell office:value-type="float" office:value="18.7231540000002">
                <text:p>18.723154000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.0399769999994">
                <text:p>33.0399769999994</text:p>
              </table:table-cell>
              <table:table-cell office:value-type="float" office:value="17.1813879999999">
                <text:p>17.181387999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68913999999">
                <text:p>118.968913999999</text:p>
              </table:table-cell>
              <table:table-cell office:value-type="float" office:value="76.8553160000001">
                <text:p>76.855316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.6272799999997">
                <text:p>37.6272799999997</text:p>
              </table:table-cell>
              <table:table-cell office:value-type="float" office:value="19.4490429999996">
                <text:p>19.44904299999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.767488">
                <text:p>121.767488</text:p>
              </table:table-cell>
              <table:table-cell office:value-type="float" office:value="76.9133080000001">
                <text:p>76.913308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1771079999998">
                <text:p>32.1771079999998</text:p>
              </table:table-cell>
              <table:table-cell office:value-type="float" office:value="14.5787839999993">
                <text:p>14.57878399999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4.4051679999993">
                <text:p>84.4051679999993</text:p>
              </table:table-cell>
              <table:table-cell office:value-type="float" office:value="44.6082190000006">
                <text:p>44.60821900000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1.208053">
                <text:p>131.208053</text:p>
              </table:table-cell>
              <table:table-cell office:value-type="float" office:value="67.4417480000001">
                <text:p>67.4417480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.8621159999993">
                <text:p>51.8621159999993</text:p>
              </table:table-cell>
              <table:table-cell office:value-type="float" office:value="27.6257999999997">
                <text:p>27.62579999999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.062758">
                <text:p>41.062758</text:p>
              </table:table-cell>
              <table:table-cell office:value-type="float" office:value="21.5657209999999">
                <text:p>21.56572099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7.158148999999">
                <text:p>137.158148999999</text:p>
              </table:table-cell>
              <table:table-cell office:value-type="float" office:value="64.3552170000002">
                <text:p>64.3552170000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5.473923999999">
                <text:p>125.473923999999</text:p>
              </table:table-cell>
              <table:table-cell office:value-type="float" office:value="67.2807729999994">
                <text:p>67.28077299999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9950960000005">
                <text:p>51.9950960000005</text:p>
              </table:table-cell>
              <table:table-cell office:value-type="float" office:value="26.9549019999994">
                <text:p>26.95490199999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.9861609999998">
                <text:p>44.9861609999998</text:p>
              </table:table-cell>
              <table:table-cell office:value-type="float" office:value="18.5621780000001">
                <text:p>18.56217800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.6428439999999">
                <text:p>53.6428439999999</text:p>
              </table:table-cell>
              <table:table-cell office:value-type="float" office:value="27.8687639999998">
                <text:p>27.86876399999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3.8053410000002">
                <text:p>43.8053410000002</text:p>
              </table:table-cell>
              <table:table-cell office:value-type="float" office:value="22.9105169999993">
                <text:p>22.91051699999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5.164412">
                <text:p>155.164412</text:p>
              </table:table-cell>
              <table:table-cell office:value-type="float" office:value="97.0072529999997">
                <text:p>97.00725299999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2.506456">
                <text:p>82.506456</text:p>
              </table:table-cell>
              <table:table-cell office:value-type="float" office:value="43.0704529999993">
                <text:p>43.07045299999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2.035967999999">
                <text:p>112.035967999999</text:p>
              </table:table-cell>
              <table:table-cell office:value-type="float" office:value="59.9788820000003">
                <text:p>59.97888200000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.264594999999">
                <text:p>180.264594999999</text:p>
              </table:table-cell>
              <table:table-cell office:value-type="float" office:value="90.1053019999999">
                <text:p>90.10530199999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.0751319999999">
                <text:p>78.0751319999999</text:p>
              </table:table-cell>
              <table:table-cell office:value-type="float" office:value="41.2587270000003">
                <text:p>41.25872700000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7593470000001">
                <text:p>43.7593470000001</text:p>
              </table:table-cell>
              <table:table-cell office:value-type="float" office:value="24.1683259999999">
                <text:p>24.16832599999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5.9169789999996">
                <text:p>65.9169789999996</text:p>
              </table:table-cell>
              <table:table-cell office:value-type="float" office:value="35.7245689999999">
                <text:p>35.72456899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3.687116">
                <text:p>163.687116</text:p>
              </table:table-cell>
              <table:table-cell office:value-type="float" office:value="84.8531000000002">
                <text:p>84.8531000000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0.884022">
                <text:p>170.884022</text:p>
              </table:table-cell>
              <table:table-cell office:value-type="float" office:value="85.5010009999996">
                <text:p>85.50100099999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.9868569999998">
                <text:p>46.9868569999998</text:p>
              </table:table-cell>
              <table:table-cell office:value-type="float" office:value="24.1093350000001">
                <text:p>24.10933500000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0605649999997">
                <text:p>62.0605649999997</text:p>
              </table:table-cell>
              <table:table-cell office:value-type="float" office:value="31.496212">
                <text:p>31.4962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3.290176999998">
                <text:p>163.290176999998</text:p>
              </table:table-cell>
              <table:table-cell office:value-type="float" office:value="85.4360120000001">
                <text:p>85.4360120000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9.30262">
                <text:p>239.30262</text:p>
              </table:table-cell>
              <table:table-cell office:value-type="float" office:value="142.131392999999">
                <text:p>142.1313929999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5112570000001">
                <text:p>57.5112570000001</text:p>
              </table:table-cell>
              <table:table-cell office:value-type="float" office:value="22.7615399999995">
                <text:p>22.76153999999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.7846710000012">
                <text:p>54.7846710000012</text:p>
              </table:table-cell>
              <table:table-cell office:value-type="float" office:value="32.1651110000002">
                <text:p>32.1651110000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7.384992999999">
                <text:p>197.384992999999</text:p>
              </table:table-cell>
              <table:table-cell office:value-type="float" office:value="98.5110240000012">
                <text:p>98.51102400000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6.737091">
                <text:p>196.737091</text:p>
              </table:table-cell>
              <table:table-cell office:value-type="float" office:value="141.279522999999">
                <text:p>141.2795229999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.6669290000008">
                <text:p>59.6669290000008</text:p>
              </table:table-cell>
              <table:table-cell office:value-type="float" office:value="31.5811979999998">
                <text:p>31.58119799999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.763479000001">
                <text:p>200.763479000001</text:p>
              </table:table-cell>
              <table:table-cell office:value-type="float" office:value="131.448016999998">
                <text:p>131.4480169999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.3468489999995">
                <text:p>73.3468489999995</text:p>
              </table:table-cell>
              <table:table-cell office:value-type="float" office:value="36.5894380000008">
                <text:p>36.58943800000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5.309072">
                <text:p>65.309072</text:p>
              </table:table-cell>
              <table:table-cell office:value-type="float" office:value="32.9229940000004">
                <text:p>32.9229940000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1772680000012">
                <text:p>77.1772680000012</text:p>
              </table:table-cell>
              <table:table-cell office:value-type="float" office:value="40.3238700000001">
                <text:p>40.32387000000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.263492">
                <text:p>207.263492</text:p>
              </table:table-cell>
              <table:table-cell office:value-type="float" office:value="142.167386999999">
                <text:p>142.1673869999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1177079999997">
                <text:p>61.1177079999997</text:p>
              </table:table-cell>
              <table:table-cell office:value-type="float" office:value="31.7131790000003">
                <text:p>31.71317900000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8.664479999999">
                <text:p>108.664479999999</text:p>
              </table:table-cell>
              <table:table-cell office:value-type="float" office:value="58.723073000001">
                <text:p>58.723073000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.751274">
                <text:p>129.751274</text:p>
              </table:table-cell>
              <table:table-cell office:value-type="float" office:value="65.4860449999996">
                <text:p>65.48604499999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5.121897">
                <text:p>165.121897</text:p>
              </table:table-cell>
              <table:table-cell office:value-type="float" office:value="89.2814280000002">
                <text:p>89.28142800000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.561665000001">
                <text:p>74.561665000001</text:p>
              </table:table-cell>
              <table:table-cell office:value-type="float" office:value="39.3500189999995">
                <text:p>39.35001899999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0.504478999999">
                <text:p>220.504478999999</text:p>
              </table:table-cell>
              <table:table-cell office:value-type="float" office:value="146.506726999999">
                <text:p>146.5067269999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4.6096969999998">
                <text:p>54.6096969999998</text:p>
              </table:table-cell>
              <table:table-cell office:value-type="float" office:value="27.7537809999994">
                <text:p>27.75378099999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7.873838999999">
                <text:p>237.873838999999</text:p>
              </table:table-cell>
              <table:table-cell office:value-type="float" office:value="142.635315999999">
                <text:p>142.6353159999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.0560059999988">
                <text:p>92.0560059999988</text:p>
              </table:table-cell>
              <table:table-cell office:value-type="float" office:value="44.2822680000008">
                <text:p>44.28226800000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6.3333950000014">
                <text:p>76.3333950000014</text:p>
              </table:table-cell>
              <table:table-cell office:value-type="float" office:value="37.8342489999995">
                <text:p>37.83424899999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1.394302999999">
                <text:p>241.394302999999</text:p>
              </table:table-cell>
              <table:table-cell office:value-type="float" office:value="112.654873000001">
                <text:p>112.654873000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.8770089999998">
                <text:p>78.8770089999998</text:p>
              </table:table-cell>
              <table:table-cell office:value-type="float" office:value="47.88472">
                <text:p>47.884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8.538257">
                <text:p>228.538257</text:p>
              </table:table-cell>
              <table:table-cell office:value-type="float" office:value="119.296863999999">
                <text:p>119.2968639999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.270124999999">
                <text:p>91.270124999999</text:p>
              </table:table-cell>
              <table:table-cell office:value-type="float" office:value="46.2149740000004">
                <text:p>46.21497400000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.3550469999991">
                <text:p>98.3550469999991</text:p>
              </table:table-cell>
              <table:table-cell office:value-type="float" office:value="51.0052470000009">
                <text:p>51.00524700000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7.963904999998">
                <text:p>197.963904999998</text:p>
              </table:table-cell>
              <table:table-cell office:value-type="float" office:value="107.364677999999">
                <text:p>107.364677999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8.7365509999999">
                <text:p>68.7365509999999</text:p>
              </table:table-cell>
              <table:table-cell office:value-type="float" office:value="32.4130719999993">
                <text:p>32.41307199999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8.169712">
                <text:p>278.169712</text:p>
              </table:table-cell>
              <table:table-cell office:value-type="float" office:value="166.603671999999">
                <text:p>166.6036719999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.2321709999996">
                <text:p>71.2321709999996</text:p>
              </table:table-cell>
              <table:table-cell office:value-type="float" office:value="37.4503070000009">
                <text:p>37.45030700000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6.262845999999">
                <text:p>106.262845999999</text:p>
              </table:table-cell>
              <table:table-cell office:value-type="float" office:value="53.5828540000002">
                <text:p>53.58285400000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8.633202">
                <text:p>248.633202</text:p>
              </table:table-cell>
              <table:table-cell office:value-type="float" office:value="125.518917999999">
                <text:p>125.5189179999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.7589860000007">
                <text:p>98.7589860000007</text:p>
              </table:table-cell>
              <table:table-cell office:value-type="float" office:value="54.3807329999999">
                <text:p>54.38073299999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4.854817000001">
                <text:p>224.854817000001</text:p>
              </table:table-cell>
              <table:table-cell office:value-type="float" office:value="40.1758929999996">
                <text:p>40.1758929999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